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2">
      <style:paragraph-properties fo:text-align="justify" style:justify-single-word="false"/>
    </style:style>
    <style:style style:name="P2" style:family="paragraph" style:parent-style-name="Heading_20_3">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Heading_20_2">
      <style:paragraph-properties fo:text-align="center" style:justify-single-word="false"/>
    </style:style>
    <style:style style:name="P5" style:family="paragraph" style:parent-style-name="Standard">
      <style:paragraph-properties fo:text-align="justify" style:justify-single-word="false"/>
      <style:text-properties style:font-name="Times New Roman" fo:font-size="14pt" style:font-size-asian="14pt" style:font-size-complex="14pt"/>
    </style:style>
    <style:style style:name="P6" style:family="paragraph" style:parent-style-name="Text_20_body">
      <style:paragraph-properties fo:text-align="justify" style:justify-single-word="false"/>
      <style:text-properties style:font-name="Times New Roman" fo:font-size="14pt" fo:font-weight="normal" officeooo:paragraph-rsid="000cbf19" style:font-size-asian="14pt" style:font-weight-asian="normal" style:font-size-complex="14pt" style:font-weight-complex="normal"/>
    </style:style>
    <style:style style:name="P7" style:family="paragraph" style:parent-style-name="Text_20_body">
      <style:paragraph-properties fo:text-align="justify" style:justify-single-word="false"/>
      <style:text-properties style:font-name="Times New Roman" fo:font-size="14pt" fo:font-weight="normal" officeooo:paragraph-rsid="000b1595" style:font-size-asian="14pt" style:font-weight-asian="normal" style:font-size-complex="14pt" style:font-weight-complex="normal"/>
    </style:style>
    <style:style style:name="P8"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9" style:family="paragraph" style:parent-style-name="Text_20_body">
      <style:paragraph-properties fo:text-align="justify" style:justify-single-word="false"/>
      <style:text-properties style:font-name="Times New Roman" fo:font-size="14pt" fo:font-style="italic" style:text-underline-style="none" fo:font-weight="normal" officeooo:paragraph-rsid="000f3197" style:font-size-asian="14pt" style:font-style-asian="italic" style:font-weight-asian="normal" style:font-size-complex="14pt" style:font-style-complex="italic" style:font-weight-complex="normal"/>
    </style:style>
    <style:style style:name="P10" style:family="paragraph" style:parent-style-name="Text_20_body">
      <style:paragraph-properties fo:text-align="justify" style:justify-single-word="false"/>
      <style:text-properties fo:font-style="italic" fo:font-weight="normal" officeooo:paragraph-rsid="000cbf19" style:font-style-asian="italic" style:font-weight-asian="normal" style:font-style-complex="italic" style:font-weight-complex="normal"/>
    </style:style>
    <style:style style:name="P11" style:family="paragraph" style:parent-style-name="Heading_20_3">
      <style:paragraph-properties fo:text-align="justify" style:justify-single-word="false"/>
    </style:style>
    <style:style style:name="P12" style:family="paragraph" style:parent-style-name="Text_20_body" style:list-style-name="L1">
      <style:paragraph-properties fo:margin-top="0in" fo:margin-bottom="0in" style:contextual-spacing="false"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2">
      <style:paragraph-properties fo:margin-top="0in" fo:margin-bottom="0in" style:contextual-spacing="false" fo:text-align="justify" style:justify-single-word="false"/>
    </style:style>
    <style:style style:name="P16" style:family="paragraph" style:parent-style-name="Text_20_body" style:list-style-name="L3">
      <style:paragraph-properties fo:margin-top="0in" fo:margin-bottom="0in" style:contextual-spacing="false"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4">
      <style:paragraph-properties fo:margin-top="0in" fo:margin-bottom="0in" style:contextual-spacing="false" fo:text-align="justify" style:justify-single-word="false"/>
    </style:style>
    <style:style style:name="P19" style:family="paragraph" style:parent-style-name="Text_20_body" style:list-style-name="L4">
      <style:paragraph-properties fo:text-align="justify" style:justify-single-word="false"/>
    </style:style>
    <style:style style:name="P20" style:family="paragraph" style:parent-style-name="Text_20_body" style:list-style-name="L5">
      <style:paragraph-properties fo:margin-top="0in" fo:margin-bottom="0in" style:contextual-spacing="false" fo:text-align="justify" style:justify-single-word="false"/>
    </style:style>
    <style:style style:name="P21" style:family="paragraph" style:parent-style-name="Text_20_body" style:list-style-name="L5">
      <style:paragraph-properties fo:text-align="justify" style:justify-single-word="false"/>
    </style:style>
    <style:style style:name="P22" style:family="paragraph" style:parent-style-name="Text_20_body" style:list-style-name="L2">
      <style:paragraph-properties fo:margin-top="0in" fo:margin-bottom="0in" style:contextual-spacing="false" fo:text-align="justify" style:justify-single-word="false"/>
      <style:text-properties style:font-name="Times New Roman" fo:font-size="14pt" fo:font-weight="normal" style:font-size-asian="14pt" style:font-weight-asian="normal" style:font-size-complex="14pt" style:font-weight-complex="normal"/>
    </style:style>
    <style:style style:name="P23"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24" style:family="paragraph" style:parent-style-name="Text_20_body">
      <style:paragraph-properties fo:text-align="justify" style:justify-single-word="false"/>
      <style:text-properties style:font-name="Times New Roman" fo:font-size="14pt" fo:font-weight="normal" officeooo:paragraph-rsid="00103d35" style:font-size-asian="14pt" style:font-weight-asian="normal" style:font-size-complex="14pt" style:font-weight-complex="normal"/>
    </style:style>
    <style:style style:name="T1" style:family="text">
      <style:text-properties officeooo:rsid="000edb2a"/>
    </style:style>
    <style:style style:name="T2" style:family="text">
      <style:text-properties style:font-name="Times New Roman" fo:font-size="14pt" fo:font-weight="normal" style:font-size-asian="14pt" style:font-weight-asian="normal" style:font-size-complex="14pt" style:font-weight-complex="normal"/>
    </style:style>
    <style:style style:name="T3" style:family="text">
      <style:text-properties style:font-name="Times New Roman" fo:font-size="14pt" fo:font-weight="bold" style:font-size-asian="14pt" style:font-weight-asian="bold" style:font-size-complex="14pt" style:font-weight-complex="bold"/>
    </style:style>
    <style:style style:name="T4" style:family="text">
      <style:text-properties officeooo:rsid="000f319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ext:span text:style-name="Strong_20_Emphasis"><text:span text:style-name="T3">Deep Industrial Image Anomaly Detection: A Survey</text:span></text:span></text:h>
      <text:p text:style-name="P6"><text:tab/></text:p>
      <text:p text:style-name="P6">21(1), February 2024, 104-135<text:tab/><text:tab/><text:tab/><text:tab/><text:tab/><text:tab/> <text:s text:c="11"/><text:span text:style-name="T1">February 2024</text:span></text:p>
      <text:p text:style-name="P6"/>
      <text:p text:style-name="P9"><text:span text:style-name="T4">Anahtar Kelimeler: </text:span>Parmak İzleri, Genelleme, Yorumlanabilirlik</text:p>
      <text:p text:style-name="P10"/>
      <text:p text:style-name="P6"><text:tab/>Sanayi üretiminde kalite kontrol ve hata tespiti, ürünlerin güvenilirliği ve maliyet etkinliği açısından büyük önem taşımaktadır. Geleneksel hata tespit yöntemleri genellikle insan denetimine dayanmakta olup, bu yöntemler zaman alıcı, maliyetli ve hata yapma olasılığı yüksek süreçlerdir. Günümüzde derin öğrenme tabanlı görüntü anomali tespiti (IAD - Industrial Image Anomaly Detection) sistemleri, sanayi üretiminde otomatik hata tespitini sağlamak için giderek daha fazla benimsenmektedir. Derin öğrenme, fabrika ortamlarında kalite kontrol süreçlerini optimize ederek, insan müdahalesini azaltmakta ve üretim verimliliğini artırmaktadır.</text:p>
      <text:p text:style-name="P7"><text:tab/></text:p>
      <text:p text:style-name="P7"><text:tab/>Bu çalışmada, derin öğrenme temelli görüntü anomali tespitine dair kapsamlı bir inceleme sunulmaktadır. Çalışma kapsamında, sinir ağı mimarileri, denetim seviyeleri, kayıp fonksiyonları, değerlendirme metrikleri ve kullanılan veri kümeleri gibi temel bileşenler ele alınmıştır. Ayrıca, sanayi üretiminde kullanılan mevcut IAD yöntemleri incelenmiş ve bu sistemlerin avantajları ile karşılaştıkları zorluklar değerlendirilmiştir. Bu sayede, akademik araştırmalar ile sanayi uygulamaları arasındaki boşlukların belirlenmesi ve gelecekte yapılacak çalışmalara ışık tutulması amaçlanmıştır.</text:p>
      <text:h text:style-name="P2" text:outline-level="3"><text:span text:style-name="Strong_20_Emphasis"><text:span text:style-name="T2"/></text:span></text:h>
      <text:h text:style-name="P2" text:outline-level="3"><text:span text:style-name="Strong_20_Emphasis"><text:span text:style-name="T2">1. Görüntü Anomali Tespitinin Önemi ve Geleneksel Yöntemlerin Yetersizlikleri</text:span></text:span></text:h>
      <text:p text:style-name="P8"/>
      <text:p text:style-name="P8">Geleneksel anomali tespit sistemleri, genellikle insan gözetimine dayanmaktadır. Ancak bu süreçler insan hatasına açıktır ve uzun süreli çalışma durumlarında yorgunluk, dikkatsizlik ve sağlık problemleri gibi sorunlarla karşılaşılabilir. Ayrıca, geniş ölçekli üretim hatlarında anomali tespiti için büyük insan gücü gerekmektedir, bu da operasyonel maliyetleri artırmaktadır. Bu nedenlerle, otomatik anomali tespit sistemlerinin geliştirilmesi büyük bir gereklilik haline gelmiştir.</text:p>
      <text:h text:style-name="P2" text:outline-level="3"><text:soft-page-break/><text:span text:style-name="Strong_20_Emphasis"><text:span text:style-name="T2">2. Derin Öğrenme ile Anomali Tespiti</text:span></text:span></text:h>
      <text:p text:style-name="P8"/>
      <text:p text:style-name="P8">Derin öğrenme temelli anomali tespiti sistemleri, özellikle sanayi üretim süreçlerinde geniş bir uygulama alanına sahiptir. Bu yöntemler, yüksek doğruluk oranları ile dikkat çekmektedir ve birçok modern sistemde %97’nin üzerinde başarı elde edilmektedir. Ancak, mevcut yöntemlerin endüstriyel uygulamalarda bazı zorluklarla karşılaştığı da gözlemlenmektedir.</text:p>
      <text:p text:style-name="P8">Çalışmada, mevcut anomali tespit sistemleri üç temel başlık altında incelenmiştir:</text:p>
      <text:list xml:id="list1914998168" text:style-name="L1">
        <text:list-item>
          <text:p text:style-name="P12"><text:span text:style-name="Strong_20_Emphasis"><text:span text:style-name="T2">Denetimsiz Anomali Tespiti:</text:span></text:span><text:span text:style-name="T2"> Bu yöntemlerde yalnızca normal verilerle model eğitimi yapılır ve anormal örnekler test aşamasında tespit edilir.</text:span></text:p>
        </text:list-item>
        <text:list-item>
          <text:p text:style-name="P12"><text:span text:style-name="Strong_20_Emphasis"><text:span text:style-name="T2">Yarı Denetimli Anomali Tespiti:</text:span></text:span><text:span text:style-name="T2"> Az miktarda anormal veri etiketi kullanılarak model eğitimi gerçekleştirilir.</text:span></text:p>
        </text:list-item>
        <text:list-item>
          <text:p text:style-name="P13"><text:span text:style-name="Strong_20_Emphasis"><text:span text:style-name="T2">Tam Denetimli Anomali Tespiti:</text:span></text:span><text:span text:style-name="T2"> Hem normal hem de anormal verilerle model eğitilir, ancak bu yöntemin büyük miktarda etiketli veri gerektirdiği unutulmamalıdır.</text:span></text:p>
        </text:list-item>
      </text:list>
      <text:h text:style-name="P2" text:outline-level="3"><text:span text:style-name="Strong_20_Emphasis"><text:span text:style-name="T2">3. Kullanılan Derin Öğrenme Modelleri</text:span></text:span></text:h>
      <text:p text:style-name="P8"/>
      <text:p text:style-name="P8"><text:tab/>Çalışmada incelenen anomali tespit yöntemleri farklı derin öğrenme modelleriyle desteklenmektedir. Başlıca yöntemler şunlardır:</text:p>
      <text:list xml:id="list1681992544" text:style-name="L2">
        <text:list-item>
          <text:p text:style-name="P14"><text:span text:style-name="Strong_20_Emphasis"><text:span text:style-name="T2">Özellik Gömme Tabanlı Yöntemler (Feature Embedding Methods):</text:span></text:span></text:p>
          <text:list>
            <text:list-item>
              <text:p text:style-name="P22">Öğretmen-öğrenci (Teacher-Student) mimarileri, önceden eğitilmiş modellerin özelliklerini öğrenci ağlarına aktarmaktadır.</text:p>
            </text:list-item>
            <text:list-item>
              <text:p text:style-name="P22">Tek sınıflı sınıflandırma (One-Class Classification), yalnızca normal örnekler kullanılarak eğitilen modellerdir.</text:p>
            </text:list-item>
            <text:list-item>
              <text:p text:style-name="P22">Dağılım haritası yöntemleri (Distribution Map Methods), özellikleri belirli dağılımlara haritalayarak anormallikleri tespit eder.</text:p>
            </text:list-item>
            <text:list-item>
              <text:p text:style-name="P22">Bellek tabanlı yöntemler (Memory Bank Methods), normal örneklerin özelliklerini bellekte saklayarak anormallik analizi yapar.</text:p>
            </text:list-item>
          </text:list>
        </text:list-item>
        <text:list-item>
          <text:p text:style-name="P14"><text:span text:style-name="Strong_20_Emphasis"><text:span text:style-name="T2">Yeniden İnşa Tabanlı Yöntemler (Reconstruction-Based Methods):</text:span></text:span></text:p>
          <text:list>
            <text:list-item>
              <text:p text:style-name="P15"><text:span text:style-name="Strong_20_Emphasis"><text:span text:style-name="T2">Otoenkoderler (Autoencoders - AEs):</text:span></text:span><text:span text:style-name="T2"> Normal verileri yeniden inşa ederek anormal verileri ayırt etmeye çalışır.</text:span></text:p>
            </text:list-item>
            <text:list-item>
              <text:p text:style-name="P15"><text:span text:style-name="Strong_20_Emphasis"><text:span text:style-name="T2">Generatif Çekişmeli Ağlar (Generative Adversarial Networks - GANs):</text:span></text:span><text:span text:style-name="T2"> Rekonstrüksiyon hatalarını minimize eden yapay sinir ağlarıdır.</text:span></text:p>
            </text:list-item>
            <text:list-item>
              <text:p text:style-name="P14"><text:soft-page-break/><text:span text:style-name="Strong_20_Emphasis"><text:span text:style-name="T2">Transformatör Tabanlı Modeller (Transformer-Based Models):</text:span></text:span><text:span text:style-name="T2"> Daha yüksek seviyeli özellikleri yakalayarak anomali tespitinde kullanılmaktadır.</text:span></text:p>
              <text:p text:style-name="P14"><text:span text:style-name="T2"/></text:p>
            </text:list-item>
          </text:list>
        </text:list-item>
      </text:list>
      <text:h text:style-name="P2" text:outline-level="3"><text:span text:style-name="Strong_20_Emphasis"><text:span text:style-name="T2">4. Veri Setleri ve Değerlendirme Metrikleri</text:span></text:span></text:h>
      <text:p text:style-name="P8"/>
      <text:p text:style-name="P8"><text:tab/>Çalışmada, farklı veri kümeleri kullanılarak yapılan deneyler sonucunda çeşitli metrikler üzerinden değerlendirmeler gerçekleştirilmiştir:</text:p>
      <text:list xml:id="list2949211358" text:style-name="L3">
        <text:list-item>
          <text:p text:style-name="P16"><text:span text:style-name="Strong_20_Emphasis"><text:span text:style-name="T2">Veri Setleri:</text:span></text:span><text:span text:style-name="T2"> Endüstriyel üretimden elde edilen veri setleri (MVTec AD, LOCO vb.) üzerinde yapılan testler, gerçek dünya uygulamalarındaki başarıyı ölçmek açısından önemlidir.</text:span></text:p>
        </text:list-item>
        <text:list-item>
          <text:p text:style-name="P17"><text:span text:style-name="Strong_20_Emphasis"><text:span text:style-name="T2">Değerlendirme Metrikleri:</text:span></text:span><text:span text:style-name="T2"> AUROC (Eğri Altındaki Alan), AP (Ortalama Doğruluk), piksel seviyesinde hata oranı gibi ölçümler kullanılmıştır.</text:span></text:p>
        </text:list-item>
      </text:list>
      <text:p text:style-name="P3"><text:span text:style-name="T2">Özellikle, </text:span><text:span text:style-name="Strong_20_Emphasis"><text:span text:style-name="T2">endüstriyel veri setlerinde elde edilen sonuçlar</text:span></text:span><text:span text:style-name="T2">, kullanılan modelin başarı oranını ve uygulanabilirliğini belirlemede kritik bir rol oynamaktadır.</text:span></text:p>
      <text:h text:style-name="P2" text:outline-level="3"><text:span text:style-name="Strong_20_Emphasis"><text:span text:style-name="T2"/></text:span></text:h>
      <text:h text:style-name="P2" text:outline-level="3"><text:span text:style-name="Strong_20_Emphasis"><text:span text:style-name="T2">5. Anomali Tespitinde Karşılaşılan Zorluklar ve Açık Problemler</text:span></text:span></text:h>
      <text:p text:style-name="P24"><text:tab/></text:p>
      <text:p text:style-name="P24"><text:tab/>Görüntü anomali tespiti, endüstride devrim yaratma potansiyeline sahip olsa da bazı önemli zorluklarla karşılaşılmaktadır:</text:p>
      <text:list xml:id="list4192125039" text:style-name="L4">
        <text:list-item>
          <text:p text:style-name="P18"><text:span text:style-name="Strong_20_Emphasis"><text:span text:style-name="T2">Gerçek Üretim Verisine Erişim Sorunu:</text:span></text:span><text:span text:style-name="T2"> Kamuya açık veri setleri genellikle laboratuvar ortamında üretilmiş olup, gerçek üretim ortamlarındaki anormallikleri tam anlamıyla yansıtmamaktadır.</text:span></text:p>
        </text:list-item>
        <text:list-item>
          <text:p text:style-name="P18"><text:span text:style-name="Strong_20_Emphasis"><text:span text:style-name="T2">Genelleştirilebilir Modellerin Eksikliği:</text:span></text:span><text:span text:style-name="T2"> Farklı üretim hatları ve ürün tipleri için uyarlanabilir anomali tespit sistemleri geliştirmek zordur.</text:span></text:p>
        </text:list-item>
        <text:list-item>
          <text:p text:style-name="P18"><text:span text:style-name="Strong_20_Emphasis"><text:span text:style-name="T2">Ölçeklenebilirlik Problemi:</text:span></text:span><text:span text:style-name="T2"> Yüksek çözünürlüklü görüntüler ve büyük veri setleri üzerinde çalışabilen modellerin tasarlanması gerekmektedir.</text:span></text:p>
        </text:list-item>
        <text:list-item>
          <text:p text:style-name="P19"><text:span text:style-name="Strong_20_Emphasis"><text:span text:style-name="T2">Değerlendirme Metriklerinin Standardizasyonu:</text:span></text:span><text:span text:style-name="T2"> Mevcut metrikler bazı durumlarda yetersiz kalabilmekte ve farklı senaryolar için daha iyi değerlendirme yöntemlerine ihtiyaç duyulmaktadır.</text:span></text:p>
        </text:list-item>
      </text:list>
      <text:h text:style-name="P1" text:outline-level="2"><text:span text:style-name="Strong_20_Emphasis"><text:span text:style-name="T2"/></text:span></text:h>
      <text:p text:style-name="P8">Bu çalışma, derin öğrenme tabanlı görüntü anomali tespiti sistemlerinin mevcut durumunu kapsamlı bir şekilde incelemektedir. Çalışmada, farklı yöntemlerin <text:soft-page-break/>avantajları ve dezavantajları karşılaştırılmış, ayrıca gelecekteki araştırmalar için önemli açık problemler vurgulanmıştır.</text:p>
      <text:p text:style-name="P8">Ana bulgular şunlardır:</text:p>
      <text:list xml:id="list3965203735" text:style-name="L5">
        <text:list-item>
          <text:p text:style-name="P20"><text:span text:style-name="Strong_20_Emphasis"><text:span text:style-name="T2">Derin öğrenme tabanlı yöntemler geleneksel yöntemlere kıyasla daha yüksek doğruluk oranları sunmaktadır.</text:span></text:span></text:p>
        </text:list-item>
        <text:list-item>
          <text:p text:style-name="P20"><text:span text:style-name="Strong_20_Emphasis"><text:span text:style-name="T2">Denetimsiz yöntemler, büyük ölçekli üretim ortamlarında daha iyi genelleştirilebilirlik sunmaktadır.</text:span></text:span></text:p>
        </text:list-item>
        <text:list-item>
          <text:p text:style-name="P20"><text:span text:style-name="Strong_20_Emphasis"><text:span text:style-name="T2">Bellek tabanlı ve öğretmen-öğrenci mimarileri, anomali tespitinde yüksek başarı sağlamaktadır.</text:span></text:span></text:p>
        </text:list-item>
        <text:list-item>
          <text:p text:style-name="P21"><text:span text:style-name="Strong_20_Emphasis"><text:span text:style-name="T2">Rekonstrüksiyon tabanlı yöntemler, piksel seviyesinde hassas anomali tespiti yapabilmektedir.</text:span></text:span></text:p>
        </text:list-item>
      </text:list>
      <text:p text:style-name="P3"><text:span text:style-name="T2">Gelecekteki çalışmalar, </text:span><text:span text:style-name="Strong_20_Emphasis"><text:span text:style-name="T2">daha ölçeklenebilir ve genelleştirilebilir modellerin geliştirilmesine, endüstriyel veri setlerine erişimin artırılmasına ve standart değerlendirme metriklerinin oluşturulmasına</text:span></text:span><text:span text:style-name="T2"> odaklanmalıdır. Bu gelişmeler, sanayi üretiminde kalite kontrol süreçlerini optimize ederek daha verimli ve maliyet etkin üretim sistemleri oluşturulmasına katkı sağlayacaktır.</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13:57:56.054480853</meta:creation-date>
    <dc:date>2025-03-17T11:27:59.852583828</dc:date>
    <meta:editing-duration>PT58M5S</meta:editing-duration>
    <meta:editing-cycles>6</meta:editing-cycles>
    <meta:generator>LibreOffice/7.3.7.2$Linux_X86_64 LibreOffice_project/30$Build-2</meta:generator>
    <meta:document-statistic meta:table-count="0" meta:image-count="0" meta:object-count="0" meta:page-count="4" meta:paragraph-count="46" meta:word-count="760" meta:character-count="6591" meta:non-whitespace-character-count="5871"/>
  </office:meta>
</office:document-meta>
</file>